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beration Serif1" svg:font-family="'Liberation Serif'" style:font-family-generic="roman"/>
    <style:font-face style:name="DejaVu LGC Sans Mono" svg:font-family="'DejaVu LGC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justify" style:justify-single-word="false"/>
      <style:text-properties fo:background-color="transparent"/>
    </style:style>
    <style:style style:name="P2" style:family="paragraph" style:parent-style-name="Standard">
      <style:paragraph-properties fo:text-align="justify" style:justify-single-word="false"/>
      <style:text-properties fo:font-weight="normal" fo:background-color="transparent" style:font-weight-asian="normal" style:font-weight-complex="normal"/>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18pt" fo:font-style="italic" fo:font-weight="normal" style:font-size-asian="18pt" style:font-style-asian="italic" style:font-weight-asian="normal" style:font-size-complex="18pt" style:font-style-complex="italic" style:font-weight-complex="normal"/>
    </style:style>
    <style:style style:name="P6" style:family="paragraph" style:parent-style-name="Preformatted_20_Text">
      <style:paragraph-properties fo:text-align="center" style:justify-single-word="false"/>
    </style:style>
    <style:style style:name="P7" style:family="paragraph" style:parent-style-name="Preformatted_20_Text">
      <style:paragraph-properties fo:text-align="center" style:justify-single-word="false"/>
      <style:text-properties fo:font-size="10pt" style:font-size-asian="10pt" style:font-size-complex="10pt"/>
    </style:style>
    <style:style style:name="P8" style:family="paragraph" style:parent-style-name="Preformatted_20_Text">
      <style:paragraph-properties fo:margin-top="0in" fo:margin-bottom="0.1965in"/>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Heading_20_1">
      <style:paragraph-properties fo:text-align="justify" style:justify-single-word="false"/>
      <style:text-properties fo:background-color="transparent"/>
    </style:style>
    <style:style style:name="P12" style:family="paragraph" style:parent-style-name="Heading_20_2">
      <style:paragraph-properties fo:margin-left="0.5055in" fo:margin-right="0in" fo:text-indent="0.2339in" style:auto-text-indent="false">
        <style:tab-stops>
          <style:tab-stop style:position="0.0374in"/>
        </style:tab-stops>
      </style:paragraph-properties>
    </style:style>
    <style:style style:name="P13" style:family="paragraph" style:parent-style-name="Heading_20_2">
      <style:paragraph-properties fo:margin-left="0.5055in" fo:margin-right="0in" fo:margin-top="0.1665in" fo:margin-bottom="0.0835in" fo:text-indent="0.2339in" style:auto-text-indent="false" fo:keep-with-next="always">
        <style:tab-stops>
          <style:tab-stop style:position="0.0374in"/>
        </style:tab-stops>
      </style:paragraph-properties>
    </style:style>
    <style:style style:name="P14" style:family="paragraph" style:parent-style-name="Heading_20_2">
      <style:paragraph-properties fo:margin-left="0.5055in" fo:margin-right="0in" fo:margin-top="0.1665in" fo:margin-bottom="0.0835in" fo:text-align="justify" style:justify-single-word="false" fo:text-indent="0.2339in" style:auto-text-indent="false" fo:keep-with-next="always">
        <style:tab-stops>
          <style:tab-stop style:position="0.0374in"/>
        </style:tab-stops>
      </style:paragraph-properties>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3">
      <style:paragraph-properties fo:text-align="justify" style:justify-single-word="false"/>
    </style:style>
    <style:style style:name="P17" style:family="paragraph" style:parent-style-name="Standard" style:list-style-name="L4">
      <style:paragraph-properties fo:text-align="justify" style:justify-single-word="false"/>
    </style:style>
    <style:style style:name="P18" style:family="paragraph" style:parent-style-name="Standard" style:list-style-name="L5">
      <style:paragraph-properties fo:text-align="justify" style:justify-single-word="false"/>
    </style:style>
    <style:style style:name="P19" style:family="paragraph" style:parent-style-name="Standard" style:list-style-name="L8">
      <style:paragraph-properties fo:text-align="justify" style:justify-single-word="false"/>
    </style:style>
    <style:style style:name="P20" style:family="paragraph" style:parent-style-name="Standard" style:list-style-name="L9">
      <style:paragraph-properties fo:text-align="justify" style:justify-single-word="false"/>
    </style:style>
    <style:style style:name="P21" style:family="paragraph" style:parent-style-name="Standard" style:list-style-name="L10">
      <style:paragraph-properties fo:text-align="justify" style:justify-single-word="false"/>
    </style:style>
    <style:style style:name="P22" style:family="paragraph" style:parent-style-name="Standard" style:list-style-name="L11">
      <style:paragraph-properties fo:text-align="justify" style:justify-single-word="false"/>
    </style:style>
    <style:style style:name="P23" style:family="paragraph" style:parent-style-name="Standard" style:list-style-name="L12">
      <style:paragraph-properties fo:text-align="justify" style:justify-single-word="false"/>
    </style:style>
    <style:style style:name="P24" style:family="paragraph" style:parent-style-name="Standard" style:list-style-name="L1">
      <style:paragraph-properties fo:text-align="justify" style:justify-single-word="false"/>
      <style:text-properties fo:background-color="transparent"/>
    </style:style>
    <style:style style:name="P25" style:family="paragraph" style:parent-style-name="Standard" style:list-style-name="L2">
      <style:paragraph-properties fo:text-align="justify" style:justify-single-word="false"/>
      <style:text-properties fo:background-color="transparent"/>
    </style:style>
    <style:style style:name="P26" style:family="paragraph" style:parent-style-name="Standard" style:list-style-name="L3">
      <style:paragraph-properties fo:text-align="justify" style:justify-single-word="false"/>
      <style:text-properties fo:background-color="transparent"/>
    </style:style>
    <style:style style:name="P27" style:family="paragraph" style:parent-style-name="Standard" style:list-style-name="L5">
      <style:paragraph-properties fo:text-align="justify" style:justify-single-word="false"/>
      <style:text-properties fo:background-color="transparent"/>
    </style:style>
    <style:style style:name="P28" style:family="paragraph" style:parent-style-name="Standard" style:list-style-name="L7">
      <style:paragraph-properties fo:text-align="justify" style:justify-single-word="false"/>
      <style:text-properties fo:background-color="transparent"/>
    </style:style>
    <style:style style:name="P29" style:family="paragraph" style:parent-style-name="Standard" style:list-style-name="L8">
      <style:paragraph-properties fo:text-align="justify" style:justify-single-word="false"/>
      <style:text-properties fo:background-color="transparent"/>
    </style:style>
    <style:style style:name="P30" style:family="paragraph" style:parent-style-name="Standard" style:list-style-name="L9">
      <style:paragraph-properties fo:text-align="justify" style:justify-single-word="false"/>
      <style:text-properties fo:background-color="transparent"/>
    </style:style>
    <style:style style:name="P31" style:family="paragraph" style:parent-style-name="Standard" style:list-style-name="L11">
      <style:paragraph-properties fo:text-align="justify" style:justify-single-word="false"/>
      <style:text-properties fo:background-color="transparent"/>
    </style:style>
    <style:style style:name="P32" style:family="paragraph" style:parent-style-name="Standard" style:list-style-name="L12">
      <style:paragraph-properties fo:text-align="justify" style:justify-single-word="false"/>
      <style:text-properties fo:background-color="transparent"/>
    </style:style>
    <style:style style:name="P33" style:family="paragraph" style:parent-style-name="Standard" style:list-style-name="L13">
      <style:paragraph-properties fo:text-align="justify" style:justify-single-word="false"/>
      <style:text-properties fo:background-color="transparent"/>
    </style:style>
    <style:style style:name="P34" style:family="paragraph" style:parent-style-name="Standard" style:list-style-name="L14">
      <style:paragraph-properties fo:text-align="justify" style:justify-single-word="false"/>
      <style:text-properties fo:background-color="transparent"/>
    </style:style>
    <style:style style:name="P35" style:family="paragraph" style:parent-style-name="Standard" style:list-style-name="L1">
      <style:paragraph-properties fo:text-align="justify" style:justify-single-word="false"/>
      <style:text-properties fo:font-weight="normal" fo:background-color="transparent" style:font-weight-asian="normal" style:font-weight-complex="normal"/>
    </style:style>
    <style:style style:name="P36" style:family="paragraph" style:parent-style-name="Standard" style:list-style-name="L6">
      <style:paragraph-properties fo:text-align="justify" style:justify-single-word="false"/>
      <style:text-properties fo:font-weight="normal" fo:background-color="transparent" style:font-weight-asian="normal" style:font-weight-complex="normal"/>
    </style:style>
    <style:style style:name="P37" style:family="paragraph" style:parent-style-name="Standard" style:list-style-name="L7">
      <style:paragraph-properties fo:text-align="justify" style:justify-single-word="false"/>
      <style:text-properties fo:font-weight="normal" fo:background-color="transparent" style:font-weight-asian="normal" style:font-weight-complex="normal"/>
    </style:style>
    <style:style style:name="P38" style:family="paragraph" style:parent-style-name="Standard" style:list-style-name="L13">
      <style:paragraph-properties fo:text-align="justify" style:justify-single-word="false"/>
      <style:text-properties fo:font-weight="normal" fo:background-color="transparent" style:font-weight-asian="normal" style:font-weight-complex="normal"/>
    </style:style>
    <style:style style:name="P39" style:family="paragraph" style:parent-style-name="Standard" style:list-style-name="L14">
      <style:paragraph-properties fo:text-align="justify" style:justify-single-word="false"/>
      <style:text-properties fo:font-weight="normal" fo:background-color="transparent" style:font-weight-asian="normal" style:font-weight-complex="normal"/>
    </style:style>
    <style:style style:name="P40" style:family="paragraph" style:parent-style-name="Standard" style:list-style-name="L1">
      <style:paragraph-properties fo:text-align="justify" style:justify-single-word="false"/>
      <style:text-properties fo:font-weight="bold" fo:background-color="transparent" style:font-weight-asian="bold"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background-color="transparen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fo:background-color="transparent" style:font-weight-asian="bold" style:font-weight-complex="bold"/>
    </style:style>
    <style:style style:name="T8" style:family="text">
      <style:text-properties fo:font-size="10pt" style:font-size-asian="10pt" style:font-size-complex="10pt"/>
    </style:style>
    <style:style style:name="T9" style:family="text">
      <style:text-properties style:font-weight-asian="normal"/>
    </style:style>
    <style:style style:name="T10" style:family="text">
      <style:text-properties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VD Interfaces V0.1</text:p>
      <text:p text:style-name="P5">Draft 1</text:p>
      <text:p text:style-name="Standard"/>
      <text:p text:style-name="Standard"/>
      <text:p text:style-name="P6"><text:s/><text:span text:style-name="T8"><text:s/>Copyright © 2009 Red Hat, Inc.</text:span></text:p>
      <text:p text:style-name="P7"><text:s text:c="2"/>Licensed under a Creative Commons Attribution-Share Alike 3.0</text:p>
      <text:p text:style-name="P7"><text:s text:c="2"/>United States License (see</text:p>
      <text:p text:style-name="P6"><text:span text:style-name="T8"><text:s text:c="2"/></text:span><text:a xlink:type="simple" xlink:href="http://creativecommons.org/licenses/by-sa/3.0/us/legalcode"><text:span text:style-name="T8">http://creativecommons.org/licenses/by-sa/3.0/us/legalcode</text:span></text:a><text:span text:style-name="T8">).</text:spa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text:s/>1.Introduction<text:tab/>2</text:p>
          <text:p text:style-name="P9"><text:s/>2.Basic operation<text:tab/>2</text:p>
          <text:p text:style-name="P9"><text:s/>3.Front-end public symbols<text:tab/>2</text:p>
          <text:p text:style-name="P9"><text:s/>4.Front-end termination<text:tab/>3</text:p>
          <text:p text:style-name="P9"><text:s/>5.Common Definition<text:tab/>3</text:p>
          <text:p text:style-name="P9"><text:s/>6.Base structure of VD interface.<text:tab/>3</text:p>
          <text:p text:style-name="P9"><text:s/>7.Core interface<text:tab/>4</text:p>
          <text:p text:style-name="P10"><text:s/>7.1.VDInterface members value<text:tab/>4</text:p>
          <text:p text:style-name="P10"><text:s/>7.2.Types<text:tab/>4</text:p>
          <text:p text:style-name="P10"><text:s/>7.3.VDInterface specific extension<text:tab/>5</text:p>
          <text:p text:style-name="P9"><text:s/>8.Other interfaces<text:tab/>6</text:p>
          <text:p text:style-name="P9"><text:s/>9.Keyboard <text:s/>interface<text:tab/>6</text:p>
          <text:p text:style-name="P10"><text:s/>9.1.VDInterface members value<text:tab/>6</text:p>
          <text:p text:style-name="P10"><text:s/>9.2.Types<text:tab/>6</text:p>
          <text:p text:style-name="P10"><text:s/>9.3.VDInterface specific extension<text:tab/>7</text:p>
          <text:p text:style-name="P9"><text:s/>10.Mouse <text:s/>interface<text:tab/>7</text:p>
          <text:p text:style-name="P10"><text:s/>10.1.VDInterface members value<text:tab/>7</text:p>
          <text:p text:style-name="P10"><text:s/>10.2.Types<text:tab/>7</text:p>
          <text:p text:style-name="P10"><text:s/>10.3.VDInterface specific extension<text:tab/>8</text:p>
          <text:p text:style-name="P9"><text:s/>11.Tablet <text:s/>interface<text:tab/>8</text:p>
          <text:p text:style-name="P10"><text:s/>11.1.Interface members value<text:tab/>8</text:p>
          <text:p text:style-name="P10"><text:s/>11.2.Types<text:tab/>8</text:p>
          <text:p text:style-name="P10"><text:s/>11.3.VDInterface specific extension<text:tab/>8</text:p>
          <text:p text:style-name="P9"><text:s/>12.Playback <text:s/>interface<text:tab/>9</text:p>
          <text:p text:style-name="P10"><text:s/>12.1.VDInterface members value<text:tab/>9</text:p>
          <text:p text:style-name="P10"><text:s/>12.2.PlaybackPlug<text:tab/>9</text:p>
          <text:p text:style-name="P10"><text:s/>12.3.VDInterface specific extension<text:tab/>10</text:p>
          <text:p text:style-name="P9"><text:s/>13.Record <text:s/>interface<text:tab/>10</text:p>
          <text:p text:style-name="P10"><text:s/>13.1.VDInterface members value<text:tab/>10</text:p>
          <text:p text:style-name="P10"><text:s/>13.2.RecordPlug<text:tab/>10</text:p>
          <text:p text:style-name="P10"><text:s/>13.3.VDInterface specific extension<text:tab/>11</text:p>
          <text:p text:style-name="P9"><text:s/>14.Additional registered interfaces<text:tab/>11</text:p>
        </text:index-body>
      </text:table-of-content>
      <text:h text:style-name="Heading_20_1" text:outline-level="1"><text:soft-page-break/>Introduction</text:h>
      <text:list xml:id="list1655252218" text:style-name="L1">
        <text:list-header>
          <text:p text:style-name="P15"/>
          <text:p text:style-name="P15">Virtual Device Interfaces (VDI) provide a standard way to publish interfaces of virtual devices by a software component. This enables other software components to interact with these devices. This also enables other software components to interact with these devices. Going forward, the first component will be called the back-end and the second component will be called the front-end. An example for using Virtual Device Interfaces is as part of a virtual machine system, where the back-end will be the hardware emulation layer. The back-end will expose interfaces like display port, mouse input etc. The front-end will plug into the display output and will render its output according to it's specific implementation. The front-end will also plug into the mouse input and send mouse events to be processed by the back-end. In addition many other interface types can be exposed by the back-end. Another example of back-end is a remote display system in a physical machine environment. Here, the back-and is implemented using known techniques for interacting with the native OS for the purpose of receiving display updates and pushing inputs. The back-end exposes interfaces like display output, mouse input etc. The front-end can be exactly the same as in the previous example.</text:p>
          <text:p text:style-name="P24"/>
          <text:p text:style-name="P24">By using VDI one back-end can use many types of front-ends without any special code modification. It is also possible for the back-end to dynamically switch front-ends, and improve back-end usability and flexibility. The use of front-ends by many back-ends allows for a better sharing of development, maintenance, and overall product quality.</text:p>
          <text:p text:style-name="P24"/>
        </text:list-header>
      </text:list>
      <text:h text:style-name="Heading_20_1" text:outline-level="1">Basic operation</text:h>
      <text:list xml:id="list885668499" text:continue-numbering="true" text:style-name="L1">
        <text:list-header>
          <text:p text:style-name="P24"/>
          <text:p text:style-name="P24">Back-end to front-end interaction is initiated by back-end. Back-end uses VDI_init symbol to pass its Core interface to the front-end. In addition to core interface, back-end also passes options argument to the front-end. Options argument is a string holding initialization argument specific to front-end implementation. Core interface, like every other interface in VDI, is represented as a data structure containing data members and member functions. Every interface starts with a common base structure “VDInterface”. The common structure contains information for identifying the type of the interface and the instance within the type group (i.e. The actual unique is {type, id}). Core interface provides basic functionality for attaching with other interfaces that the back-end implements. Core interface provides methods for receiving interface change events (i.e. interface added event and removing interface event) and for enumerating registers. Using these services, the front-end can find and interact with other interfaces that back-end publishes. The front-end uses VDI type for knowing what functionality the interface provides and the means to interact with the interface (i.e interface specific logic function and data members).</text:p>
          <text:p text:style-name="P24"/>
        </text:list-header>
      </text:list>
      <text:h text:style-name="Heading_20_1" text:outline-level="1">Front-end public symbols</text:h>
      <text:list xml:id="list1190223042" text:continue-numbering="true" text:style-name="L1">
        <text:list-header>
          <text:p text:style-name="P24"/>
          <text:p text:style-name="P24">VDI defines a minimal set of external symbols for enabling back-end to initiate with the front-end. The back-end can load front-end and retrieve front-end external symbols dynamically at run-time using native platform services. Alternatively, the front-end static or shared library can be linked to the back-end during back-end build process. </text:p>
          <text:p text:style-name="P24"/>
        </text:list-header>
      </text:list>
      <text:list xml:id="list2133255342" text:style-name="L2">
        <text:list-item>
          <text:list>
            <text:list-item>
              <text:p text:style-name="P25"><text:soft-page-break/>int <text:span text:style-name="T6">VDI_init</text:span>(const char *args, CoreInterface *core)</text:p>
            </text:list-item>
          </text:list>
        </text:list-item>
      </text:list>
      <text:p text:style-name="P1"/>
      <text:list xml:id="list1092528409" text:continue-numbering="true" text:style-name="L2">
        <text:list-item>
          <text:list>
            <text:list-header>
              <text:p text:style-name="P25">Front-and initialization function. The first parameter is options argument, the content of <text:s/>which depends on the specific front-end. The second parameter is core interface that provides the basic communication channel between front-end and back-end, core interface will be explained later on. VDI_init return value is VDI_ERROR_? <text:s text:c="2"/></text:p>
              <text:p text:style-name="P25"/>
            </text:list-header>
            <text:list-item>
              <text:p text:style-name="P25">const char **<text:span text:style-name="T6">VDI_get_usage</text:span>()</text:p>
              <text:p text:style-name="P25"/>
              <text:p text:style-name="P25">This function return array of strings in human readable form for displaying the available options argument that can be pass in args parameter of VDI_init call.</text:p>
            </text:list-item>
          </text:list>
        </text:list-item>
      </text:list>
      <text:list xml:id="list1457158303" text:continue-list="list1190223042" text:style-name="L1">
        <text:list-header>
          <text:p text:style-name="P24"/>
        </text:list-header>
      </text:list>
      <text:h text:style-name="Heading_20_1" text:outline-level="1">Front-end termination</text:h>
      <text:list xml:id="list431216218" text:continue-numbering="true" text:style-name="L1">
        <text:list-header>
          <text:p text:style-name="P24"/>
          <text:p text:style-name="P24">No explicit symbol is defined for front-end termination. Removing core interface by back-end implicitly instructs front end to terminate itself. </text:p>
          <text:p text:style-name="P24"/>
          <text:p text:style-name="P24"/>
        </text:list-header>
      </text:list>
      <text:h text:style-name="Heading_20_1" text:outline-level="1">Common Definition</text:h>
      <text:list xml:id="list644958259" text:continue-numbering="true" text:style-name="L1">
        <text:list-header>
          <text:p text:style-name="P24"/>
          <text:p text:style-name="P24"><text:span text:style-name="T6">VDI_ERROR_OK</text:span> <text:tab/><text:tab/>= 0</text:p>
          <text:p text:style-name="P24"/>
          <text:p text:style-name="P24"><text:span text:style-name="T6">VDI_ERROR_ERROR</text:span> <text:tab/>= -1</text:p>
          <text:p text:style-name="P24"/>
          <text:p text:style-name="P24"><text:span text:style-name="T6">VM_INTERFACE_VERSION</text:span> = 2. Current VDI version, front-end an back-end must have the same VDI version for proper operation.</text:p>
          <text:p text:style-name="P24"/>
          <text:p text:style-name="P24"><text:span text:style-name="T6">VDIObjectRef </text:span>– opaque object reference that passes between back-end and front-end</text:p>
          <text:p text:style-name="P24"/>
          <text:p text:style-name="P24"><text:span text:style-name="T6">VDI_INVALID_OBJECT_REF</text:span> = 0</text:p>
          <text:p text:style-name="P24"/>
        </text:list-header>
      </text:list>
      <text:h text:style-name="Heading_20_1" text:outline-level="1">Base structure of VD interface.</text:h>
      <text:p text:style-name="P1"/>
      <text:p text:style-name="P1"><text:tab/>The following is definition of VD Interface, all VDI interfaces are derived from VD Interface.</text:p>
      <text:p text:style-name="P1"/>
      <text:list xml:id="list627880998" text:continue-numbering="true" text:style-name="L1">
        <text:list-header>
          <text:p text:style-name="P24">UINT32 <text:span text:style-name="T6">version</text:span> <text:tab/><text:tab/><text:tab/>- VDI version must be VM_INTERFACE_VERSION]</text:p>
          <text:p text:style-name="P24"/>
          <text:p text:style-name="P24">CONST <text:s/>CHAR *<text:span text:style-name="T6">type</text:span> <text:tab/><text:tab/>- type of the interface</text:p>
          <text:p text:style-name="P24"/>
          <text:p text:style-name="P24">UNSIGNED INT <text:span text:style-name="T6">id</text:span> <text:tab/><text:tab/><text:tab/>- unique id of the interface</text:p>
          <text:p text:style-name="P24"/>
          <text:p text:style-name="P24">CONST <text:s/>CHAR *<text:span text:style-name="T6">description</text:span> <text:tab/>- interface human readable interface description</text:p>
          <text:p text:style-name="P24"/>
          <text:p text:style-name="P24">UINT32 <text:span text:style-name="T6">major_version</text:span> <text:tab/><text:tab/>- interface major version. Front-end and back-end interfaces having different <text:s/>major_version are not compatible.</text:p>
          <text:p text:style-name="P24"><text:soft-page-break/></text:p>
          <text:p text:style-name="P24">UINT32 <text:span text:style-name="T6">minor_version</text:span> <text:tab/><text:tab/>- interface minor version. Minor version increments on changes that add functionality but do not break compatible and will be reset on major version <text:s/>increment.</text:p>
          <text:p text:style-name="P24"/>
        </text:list-header>
      </text:list>
      <text:h text:style-name="Heading_20_1" text:outline-level="1">Core interface</text:h>
      <text:list xml:id="list833726056" text:continue-numbering="true" text:style-name="L1">
        <text:list-header>
          <text:p text:style-name="P24"/>
          <text:p text:style-name="P24">Core interface is the main interface for front-end to back-end communication. It is not allowed to have more the one interface with this type. Removal of Core interface by the back-end is explicit front-end termination.</text:p>
          <text:p text:style-name="P24"/>
        </text:list-header>
      </text:list>
      <text:h text:style-name="P12" text:outline-level="2">VDInterface members value</text:h>
      <text:list xml:id="list1442343259" text:continue-numbering="true" text:style-name="L1">
        <text:list-item>
          <text:list>
            <text:list-header>
              <text:p text:style-name="P24"/>
              <text:p text:style-name="P24">type = “core”</text:p>
              <text:p text:style-name="P24">major_version = 1</text:p>
              <text:p text:style-name="P24">minor_version = 0</text:p>
              <text:p text:style-name="P24">id = 0</text:p>
              <text:p text:style-name="P24"/>
            </text:list-header>
          </text:list>
        </text:list-item>
      </text:list>
      <text:h text:style-name="P13" text:outline-level="2">Types</text:h>
      <text:list xml:id="list572327238" text:continue-numbering="true" text:style-name="L1">
        <text:list-item>
          <text:list>
            <text:list-header>
              <text:p text:style-name="P24"/>
              <text:p text:style-name="P24"><text:span text:style-name="T6">VDI_CHANGE_NEW</text:span> = 0</text:p>
              <text:p text:style-name="P24"><text:span text:style-name="T6">VDI_CHANGE_REMOVING</text:span> = 1</text:p>
              <text:p text:style-name="P24"/>
              <text:p text:style-name="P35">void (*<text:span text:style-name="T6">vdi_interface_change_notifier_t</text:span>)(void *opaque, VDInterface *interface,</text:p>
              <text:p text:style-name="P35"><text:s text:c="68"/>VDInterfaceChangeType change)</text:p>
              <text:p text:style-name="P35"/>
              <text:list>
                <text:list-header>
                  <text:p text:style-name="P35">Callback for receiving notification event on adding and removing VDI interfaces.</text:p>
                </text:list-header>
              </text:list>
              <text:p text:style-name="P35"/>
              <text:list text:continue-numbering="true">
                <text:list-header>
                  <text:p text:style-name="P35">opaque – back-end passes front-end's opaque value that was passed during notifier <text:s/>registration. <text:s/></text:p>
                </text:list-header>
              </text:list>
              <text:p text:style-name="P35"/>
              <text:list text:continue-numbering="true">
                <text:list-header>
                  <text:p text:style-name="P35">Interface - the relevant interface</text:p>
                  <text:p text:style-name="P35"/>
                  <text:p text:style-name="P35">change – type of change VDI_CHANGE_NEW or VDI_CHANGE_REMOVING</text:p>
                  <text:p text:style-name="P35"/>
                </text:list-header>
              </text:list>
              <text:p text:style-name="P35">void (*<text:span text:style-name="T6">timer_callback_t</text:span>)(void *opaque)</text:p>
              <text:p text:style-name="P35"/>
              <text:list text:continue-numbering="true">
                <text:list-header>
                  <text:p text:style-name="P35">Callback for receiving timer event.</text:p>
                  <text:p text:style-name="P35"/>
                  <text:p text:style-name="P35">opaque – back-end passes front-end's opaque value that was passed during timer registration. </text:p>
                  <text:p text:style-name="P35"/>
                </text:list-header>
              </text:list>
              <text:p text:style-name="P35"><text:span text:style-name="T6">VDI_LOG_LEVEL_ERROR</text:span> <text:tab/>= 1</text:p>
              <text:p text:style-name="P35"><text:span text:style-name="T6">VDI_LOG_LEVEL_WARN</text:span> <text:tab/>= 2</text:p>
              <text:p text:style-name="P35"><text:span text:style-name="T6">VDI_LOG_LEVEL_INFO</text:span> <text:tab/><text:tab/>= 3</text:p>
            </text:list-header>
          </text:list>
        </text:list-item>
      </text:list>
      <text:p text:style-name="P1"><text:soft-page-break/></text:p>
      <text:h text:style-name="P14" text:outline-level="2">VDInterface specific extension</text:h>
      <text:list xml:id="list389799093" text:style-name="L3">
        <text:list-item>
          <text:list>
            <text:list-item>
              <text:list>
                <text:list-item>
                  <text:p text:style-name="P16"><text:span text:style-name="T4">VDInterface *(* </text:span><text:span text:style-name="T7">next</text:span><text:span text:style-name="T4">)(CoreInterface *core, VDInterface *prev)</text:span></text:p>
                  <text:p text:style-name="P26"/>
                </text:list-item>
              </text:list>
            </text:list-item>
          </text:list>
        </text:list-item>
      </text:list>
      <text:list xml:id="list1762407491" text:continue-list="list572327238" text:style-name="L1">
        <text:list-item>
          <text:list>
            <text:list-item>
              <text:list>
                <text:list-header>
                  <text:p text:style-name="P24">Get next interface – return interface following prev. If prev is NULL <text:s/>return first interface. If next return NULL then prev is the last interface. The function is used for interfaces discovery.</text:p>
                </text:list-header>
              </text:list>
              <text:p text:style-name="P24"><text:s text:c="4"/></text:p>
            </text:list-item>
          </text:list>
        </text:list-item>
      </text:list>
      <text:list xml:id="list605031621" text:style-name="L4">
        <text:list-item>
          <text:list>
            <text:list-item>
              <text:list>
                <text:list-item>
                  <text:p text:style-name="P17"><text:span text:style-name="T4">VDIObjectRef (*</text:span><text:span text:style-name="T7">register_change_notifier</text:span><text:span text:style-name="T4">)(CoreInterface *core, void *opaque,</text:span></text:p>
                </text:list-item>
              </text:list>
            </text:list-item>
          </text:list>
        </text:list-item>
      </text:list>
      <text:list xml:id="list896349948" text:continue-list="list1762407491" text:style-name="L1">
        <text:list-item>
          <text:list>
            <text:list-header>
              <text:p text:style-name="P24"><text:s text:c="77"/>vdi_interface_change_notifier_t in_notifier)</text:p>
              <text:p text:style-name="P24"/>
              <text:list text:continue-numbering="true">
                <text:list-header>
                  <text:p text:style-name="P24">Register in_notifier<text:span text:style-name="T2"> to be called on interface change events. opaque will be pushed back by back-end in notify call. On success the function return notifier object ref otherwise VDI_INVALID_OBJECT_REF is returned.</text:span></text:p>
                </text:list-header>
              </text:list>
              <text:p text:style-name="P24"/>
            </text:list-header>
          </text:list>
        </text:list-item>
      </text:list>
      <text:list xml:id="list1422018642" text:style-name="L5">
        <text:list-item>
          <text:list>
            <text:list-item>
              <text:list>
                <text:list-item>
                  <text:p text:style-name="P18"><text:span text:style-name="T4">void (*</text:span><text:span text:style-name="T7">unregister_change_notifiers</text:span><text:span text:style-name="T4">)(CoreInterface *core, VDObjectRef notifier)</text:span></text:p>
                  <text:p text:style-name="P27"/>
                </text:list-item>
              </text:list>
            </text:list-item>
          </text:list>
        </text:list-item>
      </text:list>
      <text:list xml:id="list1733455316" text:style-name="L6">
        <text:list-item>
          <text:list>
            <text:list-item>
              <text:list>
                <text:list-header>
                  <text:p text:style-name="P36">Unregister interface change notifier hat was registered using register_change_notifiers.</text:p>
                </text:list-header>
              </text:list>
            </text:list-item>
          </text:list>
        </text:list-item>
      </text:list>
      <text:list xml:id="list557752992" text:continue-list="list896349948" text:style-name="L1">
        <text:list-item>
          <text:list>
            <text:list-header>
              <text:p text:style-name="P24"/>
            </text:list-header>
          </text:list>
        </text:list-item>
      </text:list>
      <text:list xml:id="list1351748161" text:style-name="L7">
        <text:list-item>
          <text:list>
            <text:list-item>
              <text:list>
                <text:list-item>
                  <text:p text:style-name="P28">VDIObjectRef (*<text:span text:style-name="T6">create_timer</text:span>)(CoreInterface *core, timer_callback_t callback,</text:p>
                  <text:p text:style-name="P28"><text:s text:c="52"/>void* opaque)</text:p>
                  <text:p text:style-name="P28"/>
                  <text:p text:style-name="P28">Create timer object. The timer handler will call callback on time expiration. <text:span text:style-name="T2">opaque will be pushed back by back-end in callback call. On success the function return timer object ref otherwise VDI_INVALID_OBJECT_REF is returned.</text:span></text:p>
                </text:list-item>
              </text:list>
            </text:list-item>
          </text:list>
        </text:list-item>
      </text:list>
      <text:p text:style-name="P1"><text:s/></text:p>
      <text:list xml:id="list1043310168" text:continue-numbering="true" text:style-name="L7">
        <text:list-item>
          <text:list>
            <text:list-item>
              <text:list>
                <text:list-item>
                  <text:p text:style-name="P28">void (*<text:span text:style-name="T6">arm_timer</text:span>)(CoreInterface *core, VDIObjectRef timer, uint32_t ms)</text:p>
                  <text:p text:style-name="P28"/>
                  <text:p text:style-name="P37">Schedule timer object to fire it's callback after ms. Timer is VDI ref object returned by create_timer and ms is time in millisecond.</text:p>
                </text:list-item>
              </text:list>
            </text:list-item>
          </text:list>
        </text:list-item>
      </text:list>
      <text:p text:style-name="P3"/>
      <text:list xml:id="list208157347" text:continue-numbering="true" text:style-name="L7">
        <text:list-item>
          <text:list>
            <text:list-item>
              <text:list>
                <text:list-item>
                  <text:p text:style-name="P28">void (*<text:span text:style-name="T6">disarm_timer</text:span>)(CoreInterface *core, VDIObjectRef timer)</text:p>
                  <text:p text:style-name="P28"/>
                  <text:p text:style-name="P28">Cancel previous <text:span text:style-name="T6">arm_timer scheduling.</text:span><text:span text:style-name="T2"> Timer is VDI ref object returned by create_timer</text:span></text:p>
                  <text:p text:style-name="P37"/>
                </text:list-item>
                <text:list-item>
                  <text:p text:style-name="P28">void (*<text:span text:style-name="T6">destroy_timer</text:span>)(CoreInterface *core, VDIObjectRef timer)</text:p>
                  <text:p text:style-name="P28"/>
                  <text:p text:style-name="P28">Destroy timer object. <text:span text:style-name="T2">Timer is vdi ref object returned by create_timer.</text:span></text:p>
                </text:list-item>
              </text:list>
            </text:list-item>
          </text:list>
        </text:list-item>
      </text:list>
      <text:list xml:id="list392249081" text:continue-list="list557752992" text:style-name="L1">
        <text:list-item>
          <text:list>
            <text:list-header>
              <text:p text:style-name="P24"/>
            </text:list-header>
          </text:list>
        </text:list-item>
      </text:list>
      <text:list xml:id="list436051656" text:style-name="L8">
        <text:list-item>
          <text:list>
            <text:list-item>
              <text:list>
                <text:list-item>
                  <text:p text:style-name="P19"><text:span text:style-name="T4">int (*</text:span><text:span text:style-name="T7">set_file_handlers</text:span><text:span text:style-name="T4">)(CoreInterface *core, int fd, void (*on_read)(void *),</text:span></text:p>
                  <text:p text:style-name="P29"><text:s text:c="40"/>void (*on_write)(void *), void *opaque)</text:p>
                  <text:p text:style-name="P29"/>
                  <text:p text:style-name="P29">Request notification on file descriptor for non blocking operation. Fd is the target file descriptor. Back-end will call on_read, if not NULL, on read events passing <text:s/>opaque as first argument. Back-end will call on_write, if not NULL, on write events passing <text:s/>opaque as first argument. On success VDI_ERROR_OK is return.</text:p>
                </text:list-item>
              </text:list>
            </text:list-item>
          </text:list>
        </text:list-item>
      </text:list>
      <text:list xml:id="list889034140" text:continue-list="list392249081" text:style-name="L1">
        <text:list-item>
          <text:list>
            <text:list-header>
              <text:p text:style-name="P24"><text:soft-page-break/></text:p>
            </text:list-header>
          </text:list>
        </text:list-item>
      </text:list>
      <text:list xml:id="list830926818" text:style-name="L9">
        <text:list-item>
          <text:list>
            <text:list-item>
              <text:list>
                <text:list-item>
                  <text:p text:style-name="P20"><text:span text:style-name="T4">void (*</text:span><text:span text:style-name="T7">term_printf</text:span><text:span text:style-name="T4">)(CoreInterface *core, const char* format, ...)</text:span></text:p>
                  <text:p text:style-name="P30"/>
                </text:list-item>
              </text:list>
            </text:list-item>
          </text:list>
        </text:list-item>
      </text:list>
      <text:list xml:id="list1740930287" text:continue-list="list889034140" text:style-name="L1">
        <text:list-item>
          <text:list>
            <text:list-item>
              <text:list>
                <text:list-header>
                  <text:p text:style-name="P24">Send message to back-end interactive terminal if exist. format is printf format, <text:s/>following format are variable arguments list that are format arguments.</text:p>
                </text:list-header>
              </text:list>
              <text:p text:style-name="P24"/>
            </text:list-item>
          </text:list>
        </text:list-item>
      </text:list>
      <text:list xml:id="list2125471706" text:style-name="L10">
        <text:list-item>
          <text:list>
            <text:list-item>
              <text:list>
                <text:list-item>
                  <text:p text:style-name="P21"><text:span text:style-name="T4">void (*</text:span><text:span text:style-name="T7">log</text:span><text:span text:style-name="T4">)(CoreInterface *core, LogLevel level, const char* component,</text:span></text:p>
                  <text:p text:style-name="P21"><text:span text:style-name="T4"><text:s text:c="19"/>const char* </text:span>format, ...)</text:p>
                  <text:p text:style-name="P21"/>
                </text:list-item>
              </text:list>
            </text:list-item>
          </text:list>
        </text:list-item>
      </text:list>
      <text:list xml:id="list176444586" text:continue-list="list1740930287" text:style-name="L1">
        <text:list-item>
          <text:list>
            <text:list-item>
              <text:list>
                <text:list-header>
                  <text:p text:style-name="P24">Send message to be logged using back-end logging service. Level is one of VDI_LOG_LEVEL_?. <text:s/>Component is component name that will be attached as prefix to the message. Format is printf format, following format are variable arguments list that are format arguments.</text:p>
                </text:list-header>
              </text:list>
              <text:p text:style-name="P24"/>
            </text:list-item>
          </text:list>
        </text:list-item>
      </text:list>
      <text:h text:style-name="P11" text:outline-level="1"><text:span text:style-name="T6">Other interfaces</text:span></text:h>
      <text:list xml:id="list811199210" text:continue-numbering="true" text:style-name="L1">
        <text:list-header>
          <text:p text:style-name="P35"/>
          <text:p text:style-name="P35">Core interface is the only interface that is an integral part of VDI specifications. Any other interface can be defined independently of this specification. It's required that both the back-and the front-end know specific interface definitions for proper operation. The only restriction for defining new interface is to ensure the uniqueness of VD Interface type. The following interfaces are known VD interfaces that discussed here as a reference for better understanding of the specification.</text:p>
          <text:p text:style-name="P35"/>
        </text:list-header>
      </text:list>
      <text:h text:style-name="Heading_20_1" text:outline-level="1">Keyboard <text:s/>interface</text:h>
      <text:list xml:id="list741937946" text:continue-numbering="true" text:style-name="L1">
        <text:list-header>
          <text:p text:style-name="P24"/>
          <text:p text:style-name="P24">Keyboard interface exposes standard keyboard functionally. It enables pushing scan-code set 1 codes and getting keyboard LED information by query or change notifications mechanism. </text:p>
          <text:p text:style-name="P24"/>
        </text:list-header>
      </text:list>
      <text:h text:style-name="P14" text:outline-level="2">VDInterface members value</text:h>
      <text:list xml:id="list865916305" text:continue-numbering="true" text:style-name="L1">
        <text:list-item>
          <text:list>
            <text:list-header>
              <text:p text:style-name="P24"/>
              <text:p text:style-name="P24">type <text:tab/><text:tab/><text:tab/>= “keyboard”</text:p>
              <text:p text:style-name="P24">major_version <text:tab/>= 1</text:p>
              <text:p text:style-name="P24">minor_version <text:tab/>= 0</text:p>
              <text:p text:style-name="P24">id <text:tab/><text:tab/><text:tab/>= keyboard instance id</text:p>
              <text:p text:style-name="P24"/>
            </text:list-header>
          </text:list>
        </text:list-item>
      </text:list>
      <text:h text:style-name="P14" text:outline-level="2">Types</text:h>
      <text:list xml:id="list1527240075" text:continue-numbering="true" text:style-name="L1">
        <text:list-item>
          <text:list>
            <text:list-header>
              <text:p text:style-name="P40"/>
              <text:p text:style-name="P35"><text:span text:style-name="T6">VDI_KEYBOARD_LED_SCROLL_LOCK </text:span><text:tab/>0</text:p>
              <text:p text:style-name="P35"><text:span text:style-name="T6">VDI_KEYBOARD_LED_NUM_LOCK</text:span><text:tab/> <text:tab/>1</text:p>
              <text:p text:style-name="P35"><text:span text:style-name="T6">VDI_KEYBOARD_LED_CAPS_LOCK</text:span> <text:tab/><text:tab/>2</text:p>
              <text:p text:style-name="P35"/>
              <text:p text:style-name="P35">void (*keyboard<text:span text:style-name="T6">_leads_notifier_t</text:span>)(void *opaque, uint8_t leds)</text:p>
              <text:p text:style-name="P35"/>
              <text:list>
                <text:list-header>
                  <text:p text:style-name="P35"><text:soft-page-break/>Callback for receiving notification event on keyboard LED changes.</text:p>
                </text:list-header>
              </text:list>
              <text:p text:style-name="P35"/>
              <text:list text:continue-numbering="true">
                <text:list-header>
                  <text:p text:style-name="P35">opaque – back-end passed front-end's opaque value that was passed during notifier <text:s/>registration. <text:s/></text:p>
                </text:list-header>
              </text:list>
              <text:p text:style-name="P35"/>
              <text:list text:continue-numbering="true">
                <text:list-header>
                  <text:p text:style-name="P35">leds – current LED state mask. LED X is on if bit VDI_KEYBOARD_LED_X is set.</text:p>
                  <text:p text:style-name="P35"/>
                </text:list-header>
              </text:list>
            </text:list-header>
          </text:list>
        </text:list-item>
      </text:list>
      <text:h text:style-name="P14" text:outline-level="2">VDInterface specific extension</text:h>
      <text:list xml:id="list2021052107" text:continue-numbering="true" text:style-name="L1">
        <text:list-item>
          <text:list>
            <text:list-header>
              <text:p text:style-name="P24"/>
            </text:list-header>
          </text:list>
        </text:list-item>
      </text:list>
      <text:list xml:id="list962223252" text:style-name="L11">
        <text:list-item>
          <text:list>
            <text:list-item>
              <text:list>
                <text:list-item>
                  <text:p text:style-name="P31">void (*<text:span text:style-name="T6">push_scan_freg</text:span>)(KeyboardInterface *keyboard, uint8_t frag)</text:p>
                  <text:p text:style-name="P31"/>
                  <text:p text:style-name="P22"><text:span text:style-name="T4">Push <text:s/></text:span>scan-code <text:span text:style-name="T4">code fragment to the keyboard. <text:s/>Frag is part of scan code. For example calling</text:span><text:span text:style-name="T3"> push_scan_freg(0xe0) push_scan_freg(0x1d)</text:span><text:span text:style-name="T4"> will result with Right CTRL.</text:span></text:p>
                  <text:p text:style-name="P31"/>
                </text:list-item>
                <text:list-item>
                  <text:p text:style-name="P31">uint8_t (*<text:span text:style-name="T6">get_leds</text:span>)(KeyboardInterface *keyboard)</text:p>
                  <text:p text:style-name="P31"/>
                  <text:p text:style-name="P31">Get current keyboard lads mask. Return lads mask (see lesd in 8.2)</text:p>
                  <text:p text:style-name="P31"/>
                </text:list-item>
                <text:list-item>
                  <text:p text:style-name="P31">VDIObjectRef (*<text:span text:style-name="T6">register_leds_notifier</text:span>)(KeyboardInterface *keyboard, <text:s text:c="3"/></text:p>
                  <text:p text:style-name="P31"><text:s text:c="67"/>keyboard_leads_notifier_t notifier, </text:p>
                  <text:p text:style-name="P31"><text:s text:c="67"/>void *opaque)</text:p>
                  <text:p text:style-name="P31"/>
                  <text:p text:style-name="P31">Register for LED notification. Back-end will call notifier on every keyboard LED change. Opaque will be pushed back as notifier argument. <text:span text:style-name="T2">On success, the function return notifier object ref otherwise VDI_INVALID_OBJECT_REF is returned.</text:span> </text:p>
                  <text:p text:style-name="P31"/>
                </text:list-item>
                <text:list-item>
                  <text:p text:style-name="P31">void (*<text:span text:style-name="T6">unregister_leds_notifier</text:span>)(KeyboardInterface *keyboard, VDObjectRef notifier)</text:p>
                  <text:p text:style-name="P31"/>
                </text:list-item>
              </text:list>
            </text:list-item>
          </text:list>
        </text:list-item>
      </text:list>
      <text:list xml:id="list2069739689" text:continue-list="list1733455316" text:style-name="L6">
        <text:list-item>
          <text:list>
            <text:list-item>
              <text:list>
                <text:list-header>
                  <text:p text:style-name="P36">Unregister <text:s/>LED change notifier that was registered using register_leds_notifier.</text:p>
                </text:list-header>
              </text:list>
            </text:list-item>
          </text:list>
        </text:list-item>
      </text:list>
      <text:list xml:id="list1874649875" text:continue-list="list2021052107" text:style-name="L1">
        <text:list-header>
          <text:p text:style-name="P24"/>
        </text:list-header>
      </text:list>
      <text:h text:style-name="Heading_20_1" text:outline-level="1">Mouse <text:s/>interface</text:h>
      <text:list xml:id="list750283814" text:continue-numbering="true" text:style-name="L1">
        <text:list-header>
          <text:p text:style-name="P24"/>
          <text:p text:style-name="P35">Mouse interface for pushing mouse <text:s/>motion and mouse buttons state events.</text:p>
          <text:p text:style-name="P24"/>
        </text:list-header>
      </text:list>
      <text:h text:style-name="P14" text:outline-level="2">VDInterface members value</text:h>
      <text:list xml:id="list2005471822" text:continue-numbering="true" text:style-name="L1">
        <text:list-item>
          <text:list>
            <text:list-header>
              <text:p text:style-name="P40"/>
              <text:p text:style-name="P35">type <text:tab/><text:tab/><text:tab/>= “mouse”</text:p>
              <text:p text:style-name="P24">major_version <text:tab/>= 1</text:p>
              <text:p text:style-name="P24">minor_version <text:tab/>= 0</text:p>
              <text:p text:style-name="P35">id <text:tab/><text:tab/><text:tab/>= mouse instance id</text:p>
              <text:p text:style-name="P40"/>
            </text:list-header>
          </text:list>
        </text:list-item>
      </text:list>
      <text:h text:style-name="P14" text:outline-level="2">Types</text:h>
      <text:list xml:id="list1104965556" text:continue-numbering="true" text:style-name="L1">
        <text:list-header>
          <text:p text:style-name="P24"/>
          <text:list text:continue-numbering="true">
            <text:list-header>
              <text:p text:style-name="P24"><text:soft-page-break/><text:span text:style-name="T6">VDI_MOUSE_BUTTON_LEFT</text:span> <text:tab/><text:tab/>0</text:p>
              <text:p text:style-name="P24"/>
              <text:p text:style-name="P24"><text:span text:style-name="T6">VDI_MOUSE_BUTTON_RIGHT</text:span><text:tab/><text:tab/>1</text:p>
              <text:p text:style-name="P24"/>
              <text:p text:style-name="P24"><text:span text:style-name="T6">VDI_MOUSE_BUTTON_MIDEL</text:span><text:tab/><text:tab/>2</text:p>
            </text:list-header>
          </text:list>
          <text:p text:style-name="P24"/>
        </text:list-header>
      </text:list>
      <text:h text:style-name="P14" text:outline-level="2">VDInterface specific extension</text:h>
      <text:list xml:id="list1954634561" text:continue-numbering="true" text:style-name="L1">
        <text:list-item>
          <text:list>
            <text:list-header>
              <text:p text:style-name="P40"/>
            </text:list-header>
          </text:list>
        </text:list-item>
      </text:list>
      <text:list xml:id="list1635032155" text:style-name="L12">
        <text:list-item>
          <text:list>
            <text:list-item>
              <text:list>
                <text:list-item>
                  <text:p text:style-name="P23"><text:span text:style-name="T4">void (*</text:span><text:span text:style-name="T7">motion</text:span><text:span text:style-name="T4">)(MouseInterface* mouse, int dx, int dy, int dz, uint32_t buttons_state)</text:span></text:p>
                  <text:p text:style-name="P32"/>
                  <text:p text:style-name="P23"><text:span text:style-name="T4">Push mouse motion and buttons state. dx and dy are mouse motion in pixels in x and y axis, positive dx is rightward motion and positive dy is downward motion. dz is scroll wheel ticks, positive value is scroll down. buttons_state is buttons state mask. Button </text:span><text:span text:style-name="T3">X </text:span><text:span text:style-name="T3">is press if bit VDI_MOUSE_BUTTON_X is set.</text:span><text:span text:style-name="T4"> </text:span></text:p>
                </text:list-item>
              </text:list>
            </text:list-item>
          </text:list>
        </text:list-item>
      </text:list>
      <text:list xml:id="list560616890" text:continue-list="list1954634561" text:style-name="L1">
        <text:list-header>
          <text:p text:style-name="P24"/>
        </text:list-header>
      </text:list>
      <text:list xml:id="list2166451220" text:style-name="L13">
        <text:list-item>
          <text:list>
            <text:list-item>
              <text:list>
                <text:list-item>
                  <text:p text:style-name="P33">void (*<text:span text:style-name="T6">buttons</text:span>)(MouseInterface* mouse, uint32_t buttons_state)</text:p>
                  <text:p text:style-name="P33"/>
                  <text:p text:style-name="P38">Push mouse buttons state. buttons_state is the same as in the motion call</text:p>
                </text:list-item>
              </text:list>
            </text:list-item>
          </text:list>
        </text:list-item>
      </text:list>
      <text:list xml:id="list1956991638" text:continue-list="list560616890" text:style-name="L1">
        <text:list-item>
          <text:list>
            <text:list-item>
              <text:list>
                <text:list-header>
                  <text:p text:style-name="P24"/>
                </text:list-header>
              </text:list>
            </text:list-item>
          </text:list>
        </text:list-item>
      </text:list>
      <text:h text:style-name="Heading_20_1" text:outline-level="1">Tablet <text:s/>interface</text:h>
      <text:list xml:id="list963731537" text:continue-numbering="true" text:style-name="L1">
        <text:list-header>
          <text:p text:style-name="P24"/>
          <text:p text:style-name="P24">Tablet interface for supporting absolute mouse pointing.</text:p>
          <text:p text:style-name="P24"/>
        </text:list-header>
      </text:list>
      <text:h text:style-name="P14" text:outline-level="2">Interface members value</text:h>
      <text:list xml:id="list1619502881" text:continue-numbering="true" text:style-name="L1">
        <text:list-item>
          <text:list>
            <text:list-header>
              <text:p text:style-name="P40"/>
              <text:p text:style-name="P35">type <text:tab/><text:tab/><text:tab/>= “tablet”</text:p>
              <text:p text:style-name="P24">major_version <text:tab/>= 1</text:p>
              <text:p text:style-name="P24">minor_version <text:tab/>= 0</text:p>
              <text:p text:style-name="P35">id <text:tab/><text:tab/><text:tab/>= tablet instance id</text:p>
              <text:p text:style-name="P35"/>
            </text:list-header>
          </text:list>
        </text:list-item>
      </text:list>
      <text:h text:style-name="P14" text:outline-level="2">Types</text:h>
      <text:list xml:id="list1233023875" text:continue-numbering="true" text:style-name="L1">
        <text:list-header>
          <text:p text:style-name="P24"/>
          <text:list text:continue-numbering="true">
            <text:list-header>
              <text:p text:style-name="P24"><text:span text:style-name="T6">VDI_TABLET_BUTTON_LEFT</text:span> <text:tab/><text:tab/>0</text:p>
              <text:p text:style-name="P24"/>
              <text:p text:style-name="P24"><text:span text:style-name="T6">VDI_TABLET_BUTTON_RIGHT</text:span><text:tab/>1</text:p>
              <text:p text:style-name="P24"/>
              <text:p text:style-name="P35"><text:span text:style-name="T6">VDI_TABLET_BUTTON_MIDEL</text:span><text:tab/>2</text:p>
              <text:p text:style-name="P40"/>
            </text:list-header>
          </text:list>
        </text:list-header>
      </text:list>
      <text:h text:style-name="P14" text:outline-level="2">VDInterface specific extension</text:h>
      <text:list xml:id="list1361305337" text:continue-numbering="true" text:style-name="L1">
        <text:list-item>
          <text:list>
            <text:list-header>
              <text:p text:style-name="P24"/>
              <text:p text:style-name="P24">void (*<text:span text:style-name="T6">set_logical_size</text:span>)(TabletInterface* tablet, int width, int height)</text:p>
              <text:p text:style-name="P24"/>
              <text:list>
                <text:list-header>
                  <text:p text:style-name="P24"><text:soft-page-break/>Set logical dimension of the tablet. The logical dimension will be used by the tablet device for mapping position to local coordinate system.</text:p>
                  <text:p text:style-name="P24"/>
                </text:list-header>
              </text:list>
              <text:p text:style-name="P24">void (*<text:span text:style-name="T6">position</text:span>)(TabletInterface* tablet, int x, int y, uint32_t buttons_state)</text:p>
              <text:p text:style-name="P24"/>
              <text:list text:continue-numbering="true">
                <text:list-header>
                  <text:p text:style-name="P24">Push mouse position and mouse button state. <text:s/>{x, y} position is relative to the upper left corner. Positive value on x axis advances rightward and positive value on y axis advances downward. buttons_state is buttons state mask. Button <text:span text:style-name="T2">X is press if bit VDI_</text:span><text:span text:style-name="T6">TABLET</text:span><text:span text:style-name="T2">_BUTTON_X is set.</text:span> </text:p>
                </text:list-header>
              </text:list>
              <text:p text:style-name="P24"/>
              <text:p text:style-name="P24">void (*<text:span text:style-name="T6">wheel</text:span>)(TabletInterface* tablet, int wheel_motion, uint32_t buttons_state)</text:p>
              <text:p text:style-name="P24"/>
              <text:list text:continue-numbering="true">
                <text:list-header>
                  <text:p text:style-name="P24">Push scroll wheel motion and buttons state. wheel_motion is scroll sicks. positive wheel_motion is for scroll down. buttons_state is as in <text:span text:style-name="T2">“position”</text:span></text:p>
                </text:list-header>
              </text:list>
              <text:p text:style-name="P24"/>
              <text:p text:style-name="P24">void (*<text:span text:style-name="T6">buttons</text:span>)(TabletInterface* tablet, uint32_t buttons_state)</text:p>
              <text:p text:style-name="P24"/>
              <text:list text:continue-numbering="true">
                <text:list-header>
                  <text:p text:style-name="P24">Push buttons state. buttons_state is as in <text:span text:style-name="T2">“position”</text:span></text:p>
                </text:list-header>
              </text:list>
            </text:list-header>
          </text:list>
          <text:p text:style-name="P40"/>
        </text:list-item>
      </text:list>
      <text:h text:style-name="Heading_20_1" text:outline-level="1">Playback <text:s/>interface</text:h>
      <text:list xml:id="list83335074" text:continue-numbering="true" text:style-name="L1">
        <text:list-header>
          <text:p text:style-name="P40"/>
          <text:p text:style-name="P35">Playback interface for receiving audio stream for playback. Playback use fix audio configuration, <text:s/>channels = 2, <text:s/>frequency = 44100 and channel sample format signed 16bit. </text:p>
          <text:p text:style-name="P35"/>
        </text:list-header>
      </text:list>
      <text:h text:style-name="P14" text:outline-level="2">VDInterface members value</text:h>
      <text:list xml:id="list1827262455" text:continue-numbering="true" text:style-name="L1">
        <text:list-item>
          <text:list>
            <text:list-header>
              <text:p text:style-name="P40"/>
              <text:p text:style-name="P35">type <text:tab/><text:tab/><text:tab/>= “playback”</text:p>
              <text:p text:style-name="P24">major_version <text:tab/>= 1</text:p>
              <text:p text:style-name="P24">minor_version <text:tab/>= 0</text:p>
              <text:p text:style-name="P35">id<text:tab/> <text:tab/><text:tab/>= playback instance id</text:p>
            </text:list-header>
          </text:list>
          <text:p text:style-name="P40"/>
        </text:list-item>
      </text:list>
      <text:h text:style-name="P14" text:outline-level="2"><text:span text:style-name="T6">P</text:span><text:span text:style-name="T5">laybackPlug</text:span></text:h>
      <text:list xml:id="list2161388976" text:continue-numbering="true" text:style-name="L1">
        <text:list-item>
          <text:list>
            <text:list-header>
              <text:p text:style-name="P15"/>
              <text:p text:style-name="P35">uint32_t <text:span text:style-name="T6">major_version</text:span></text:p>
              <text:p text:style-name="P40"/>
              <text:list>
                <text:list-header>
                  <text:p text:style-name="P35">plug major version. Changing <text:s/>major version breaks compatibility.</text:p>
                  <text:p text:style-name="P35"/>
                </text:list-header>
              </text:list>
              <text:p text:style-name="P35">uint32_t <text:span text:style-name="T6">minor_version</text:span></text:p>
              <text:p text:style-name="P40"/>
              <text:list text:continue-numbering="true">
                <text:list-header>
                  <text:p text:style-name="P35">interface minor version. Minor version increments on changes that add functionality but do not break compatible and will be reset on major version increment.</text:p>
                </text:list-header>
              </text:list>
              <text:p text:style-name="P40"/>
              <text:p text:style-name="P35">void (*<text:span text:style-name="T6">start</text:span>)(PlaybackPlug *plug)</text:p>
              <text:p text:style-name="P35"/>
              <text:list text:continue-numbering="true">
                <text:list-header>
                  <text:p text:style-name="P35">back-end will call this callback while staring audio playback</text:p>
                  <text:p text:style-name="P35"><text:soft-page-break/></text:p>
                </text:list-header>
              </text:list>
              <text:p text:style-name="P35">void (*<text:span text:style-name="T6">stop</text:span>)(PlaybackPlug *plug)</text:p>
              <text:p text:style-name="P35"/>
              <text:list text:continue-numbering="true">
                <text:list-header>
                  <text:p text:style-name="P35">back-end will call this callback while stopping audio playback <text:s/></text:p>
                  <text:p text:style-name="P35"/>
                </text:list-header>
              </text:list>
              <text:p text:style-name="P35">void (*<text:span text:style-name="T6">get_frame</text:span>)(PlaybackPlug *plug, uint32_t **frame, uint32_t *samples)</text:p>
              <text:p text:style-name="P35"/>
              <text:list text:continue-numbering="true">
                <text:list-header>
                  <text:p text:style-name="P35">back-end will call this callback for getting audio frame. On return *frame will point to audio frame capable of holding *samples samples (i.e frame size is samples * 4). The frame will be pushed back filled with audio samples by the back-end. If no frame is available *frame will be NULL.</text:p>
                  <text:p text:style-name="P35"/>
                </text:list-header>
              </text:list>
              <text:p text:style-name="P35">void (*<text:span text:style-name="T6">put_frame</text:span>)(PlaybackPlug *plug, uint32_t *frame)</text:p>
              <text:p text:style-name="P35"/>
              <text:list text:continue-numbering="true">
                <text:list-header>
                  <text:p text:style-name="P35">back-end will call this callback to deliver audio frame for playback. Frame is one that was returns by get_frame. This call also moves frame ownership back to the front-end. </text:p>
                </text:list-header>
              </text:list>
              <text:p text:style-name="P40"/>
            </text:list-header>
          </text:list>
        </text:list-item>
      </text:list>
      <text:h text:style-name="P14" text:outline-level="2">VDInterface specific extension</text:h>
      <text:list xml:id="list1492035916" text:continue-numbering="true" text:style-name="L1">
        <text:list-item>
          <text:list>
            <text:list-header>
              <text:p text:style-name="P40"/>
              <text:p text:style-name="P35">VDIObjectRef (*<text:span text:style-name="T6">plug</text:span>)(PlaybackInterface *playback, PlaybackPlug* plug, <text:s/>int *active)</text:p>
              <text:p text:style-name="P35"/>
              <text:list text:continue-numbering="true">
                <text:list-header>
                  <text:p text:style-name="P35">Attach playback plug to playback interface instance. Plug is the plug to attach. On return, active will be 0 if playback is stopped and 1 if playback is running. On success, the function return object ref otherwise VDI_INVALID_OBJECT_REF is returned. </text:p>
                </text:list-header>
              </text:list>
              <text:p text:style-name="P35"><text:s text:c="39"/></text:p>
              <text:p text:style-name="P35">void (*<text:span text:style-name="T6">unplug</text:span>)(PlaybackInterface *playback, VDIObjectRef)</text:p>
              <text:p text:style-name="P35"/>
            </text:list-header>
          </text:list>
        </text:list-item>
      </text:list>
      <text:list xml:id="list218463628" text:continue-list="list2069739689" text:style-name="L6">
        <text:list-item>
          <text:list>
            <text:list-item>
              <text:list>
                <text:list-header>
                  <text:p text:style-name="P36">Unplug <text:s/>playback that was plugged using plug.</text:p>
                </text:list-header>
              </text:list>
            </text:list-item>
          </text:list>
        </text:list-item>
      </text:list>
      <text:list xml:id="list1742670401" text:continue-list="list1492035916" text:style-name="L1">
        <text:list-item>
          <text:list>
            <text:list-header>
              <text:p text:style-name="P35"/>
            </text:list-header>
          </text:list>
        </text:list-item>
      </text:list>
      <text:h text:style-name="Heading_20_1" text:outline-level="1">Record <text:s/>interface</text:h>
      <text:list xml:id="list207259798" text:continue-numbering="true" text:style-name="L1">
        <text:list-header>
          <text:p text:style-name="P40"/>
          <text:p text:style-name="P35">Record interface for pushing audio capture to back-end. Record use fix audio configuration, channels = 2, <text:s/>frequency = 44100 and channel sample format signed 16bit.</text:p>
          <text:p text:style-name="P35"/>
        </text:list-header>
      </text:list>
      <text:h text:style-name="P14" text:outline-level="2">VDInterface members value</text:h>
      <text:list xml:id="list742574202" text:continue-numbering="true" text:style-name="L1">
        <text:list-item>
          <text:list>
            <text:list-header>
              <text:p text:style-name="P40"/>
              <text:p text:style-name="P35">type <text:tab/><text:tab/><text:tab/>= “record”</text:p>
              <text:p text:style-name="P24">major_version <text:tab/>= 1</text:p>
              <text:p text:style-name="P24">minor_version <text:tab/>= 0</text:p>
              <text:p text:style-name="P35">id<text:tab/> <text:tab/><text:tab/>= record instance id</text:p>
              <text:p text:style-name="P35"/>
            </text:list-header>
          </text:list>
        </text:list-item>
      </text:list>
      <text:h text:style-name="P14" text:outline-level="2">RecordPlug</text:h>
      <text:list xml:id="list604854503" text:continue-numbering="true" text:style-name="L1">
        <text:list-item>
          <text:list>
            <text:list-header>
              <text:p text:style-name="P35"/>
              <text:p text:style-name="P35"><text:soft-page-break/>uint32_t <text:span text:style-name="T6">minor_version</text:span></text:p>
              <text:p text:style-name="P40"/>
              <text:list>
                <text:list-header>
                  <text:p text:style-name="P35">plug major version. Changing <text:s/>major version breaks compatibility.</text:p>
                </text:list-header>
              </text:list>
              <text:p text:style-name="P35"/>
              <text:p text:style-name="P35">uint32_t <text:span text:style-name="T6">major_version</text:span></text:p>
              <text:p text:style-name="P40"/>
              <text:list text:continue-numbering="true">
                <text:list-header>
                  <text:p text:style-name="P35">interface minor version. Minor version increments on changes that add functionality but do not break compatible and will be reset on major version increment.</text:p>
                </text:list-header>
              </text:list>
              <text:p text:style-name="P35"/>
              <text:p text:style-name="P35">void (*<text:span text:style-name="T6">start</text:span>)(RecordPlug *plug)</text:p>
              <text:p text:style-name="P35"/>
              <text:list text:continue-numbering="true">
                <text:list-header>
                  <text:p text:style-name="P35">back-end will call this callback for staring audio capture</text:p>
                </text:list-header>
              </text:list>
              <text:p text:style-name="P35"/>
              <text:p text:style-name="P35">void (*<text:span text:style-name="T6">stop</text:span>)(RecordPlug *plug)</text:p>
              <text:p text:style-name="P35"/>
              <text:list text:continue-numbering="true">
                <text:list-header>
                  <text:p text:style-name="P35">back-end will call this callback to stop audio capture</text:p>
                </text:list-header>
              </text:list>
              <text:p text:style-name="P35"/>
              <text:p text:style-name="P35">uint32_t (*<text:span text:style-name="T6">read</text:span>)(RecordPlug *plug, uint32_t num_samples, uint32_t *samples)</text:p>
              <text:p text:style-name="P35"/>
              <text:list text:continue-numbering="true">
                <text:list-header>
                  <text:p text:style-name="P35">back-end will call this callback to receive audio capture samples. <text:s/>num_samples is the requested number samples. Samples is buffer for receiving samples (i.e samples size is num_samples * 4). Read return number of samples returned.</text:p>
                </text:list-header>
              </text:list>
            </text:list-header>
          </text:list>
        </text:list-item>
      </text:list>
      <text:p text:style-name="P2"/>
      <text:list xml:id="list381774728" text:continue-numbering="true" text:style-name="L1">
        <text:list-item>
          <text:list>
            <text:list-header>
              <text:p text:style-name="P35"/>
            </text:list-header>
          </text:list>
        </text:list-item>
      </text:list>
      <text:h text:style-name="P14" text:outline-level="2">VDInterface specific extension</text:h>
      <text:list xml:id="list1101180865" text:continue-numbering="true" text:style-name="L1">
        <text:list-item>
          <text:list>
            <text:list-header>
              <text:p text:style-name="P35"/>
              <text:p text:style-name="P35">VDIObjectRef (*<text:span text:style-name="T6">plug</text:span>)(RecordInterface *recorder, RecordPlug* plug, int *active)</text:p>
              <text:p text:style-name="P35"/>
              <text:list text:continue-numbering="true">
                <text:list-header>
                  <text:p text:style-name="P35">Attach record plug to interface instance. Plug is the plug to attach. On return, active will be 0 if record is stopped and 1 if record is running. On success, the function return object ref otherwise VDI_INVALID_OBJECT_REF is returned. </text:p>
                  <text:p text:style-name="P35"/>
                </text:list-header>
              </text:list>
              <text:p text:style-name="P35">void (*<text:span text:style-name="T6">unplug</text:span>)(RecordInterface *recorder, VDIObjectRef)</text:p>
              <text:p text:style-name="P35"/>
            </text:list-header>
          </text:list>
        </text:list-item>
      </text:list>
      <text:list xml:id="list1460246225" text:continue-list="list218463628" text:style-name="L6">
        <text:list-item>
          <text:list>
            <text:list-item>
              <text:list>
                <text:list-header>
                  <text:p text:style-name="P36">Unplug <text:s/>record plug that was plugged using plug.</text:p>
                </text:list-header>
              </text:list>
            </text:list-item>
          </text:list>
        </text:list-item>
      </text:list>
      <text:list xml:id="list2089062597" text:continue-list="list1101180865" text:style-name="L1">
        <text:list-item>
          <text:list>
            <text:list-header>
              <text:p text:style-name="P35"/>
            </text:list-header>
          </text:list>
        </text:list-item>
      </text:list>
      <text:h text:style-name="Heading_20_1" text:outline-level="1">Additional registered interfaces</text:h>
      <text:list xml:id="list1243983033" text:continue-numbering="true" text:style-name="L1">
        <text:list-header>
          <text:p text:style-name="P40"/>
        </text:list-header>
      </text:list>
      <text:list xml:id="list1461928143" text:style-name="L14">
        <text:list-item>
          <text:list>
            <text:list-item>
              <text:p text:style-name="P39">QXL interface "qxl" – QXL interface enable front-end to plug into QXL display device in order to receive QXL and to render it's output locally or remotely.</text:p>
            </text:list-item>
            <text:list-item>
              <text:p text:style-name="P39">VDI port interface "vdi_port" – interface for plugging, reading and writing to vdi_port. vdi_port is used for communication with an agent residing on gust machine.</text:p>
            </text:list-item>
            <text:list-item>
              <text:p text:style-name="P39">Migration <text:s/>interface "migration" - <text:s/>interface for integrating with back-end migration process. This interface enable registering for pre and post migration hooks.</text:p>
            </text:list-item>
            <text:list-item>
              <text:p text:style-name="P34"><text:span text:style-name="T2">Qemu terminal <text:s/>interface "qemu_terminal" – interface for integrating with QEMU style terminal.</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1" svg:font-family="'Liberation Serif'" style:font-family-generic="roman"/>
    <style:font-face style:name="DejaVu LGC Sans Mono" svg:font-family="'DejaVu LGC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LGC Sans Mono" fo:font-size="10pt" style:font-name-asian="DejaVu LGC Sans Mono" style:font-size-asian="10pt" style:font-name-complex="DejaVu LGC Sans Mono" style:font-size-complex="10pt"/>
    </style:style>
    <style:style style:name="Heading_20_1" style:display-name="Heading 1" style:family="paragraph" style:parent-style-name="Heading" style:next-style-name="Text_20_body" style:default-outline-level="1" style:class="text">
      <style:paragraph-properties fo:margin-left="0.4925in" fo:margin-right="0in" fo:text-indent="-0.3in" style:auto-text-indent="false"/>
      <style:text-properties style:font-name="Liberation Serif1"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left="0.4925in" fo:margin-right="0in" fo:text-indent="-0.3in" style:auto-text-indent="false"/>
      <style:text-properties style:font-name="Liberation Serif1" fo:font-size="12pt" fo:font-style="normal" fo:font-weight="bold"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fo:text-align="end">
          <style:list-level-label-alignment text:label-followed-by="listtab" text:list-tab-stop-position="0.4in" fo:text-indent="-0.6374in" fo:margin-left="0.9528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Yaniv Kamay</meta:initial-creator>
    <meta:creation-date>2009-07-28T20:56:48</meta:creation-date>
    <dc:date>2009-08-18T13:55:16</dc:date>
    <dc:creator>Arnon Gilboa</dc:creator>
    <meta:editing-duration>PT21H56M19S</meta:editing-duration>
    <meta:editing-cycles>205</meta:editing-cycles>
    <meta:generator>OpenOffice.org/3.1$Linux OpenOffice.org_project/310m11$Build-9399</meta:generator>
    <meta:document-statistic meta:table-count="0" meta:image-count="0" meta:object-count="0" meta:page-count="11" meta:paragraph-count="233" meta:word-count="2524" meta:character-count="18283"/>
    <meta:user-defined meta:name="Info 1"/>
    <meta:user-defined meta:name="Info 2"/>
    <meta:user-defined meta:name="Info 3"/>
    <meta:user-defined meta:name="Info 4"/>
  </office:meta>
</office:document-meta>
</file>